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PLICAZIONE DI TEST<text:line-break/>La soluzione semplice per gestire le tue attività<text:line-break/><text:line-break/>Benvenuto, {username}!<text:line-break/><text:line-break/>Scopri un modo più veloce ed efficiente per organizzare il tuo lavoro quotidiano.<text:line-break/><text:line-break/>CARATTERISTICHE<text:line-break/>Facile da usare<text:line-break/>Interfaccia intuitiva progettata per tutti gli utenti.<text:line-break/><text:line-break/>Sicura<text:line-break/>I tuoi dati sono protetti con tecnologie avanzate.<text:line-break/><text:line-break/>Veloce<text:line-break/>Prestazioni ottimizzate per risparmiare tempo.<text:line-break/><text:line-break/>NOTIFICHE<text:line-break/>Hai 1 notifica<text:line-break/>Hai {count} notifiche<text:line-break/><text:line-break/>ERRORI<text:line-break/>Errore di rete. Riprova più tardi.<text:line-break/>Elemento non trovato.<text:line-break/>Errore sconosciuto (codice: {code})<text:line-break/><text:line-break/>INIZIA ORA<text:line-break/>Inizia oggi stesso e migliora la tua produttività!<text:line-break/>[Scarica ora]<text:line-break/><text:line-break/>CONTATTI<text:line-break/>Email: supporto@example.com<text:line-break/><text:line-break/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5:40:30.714000000</dc:date>
    <meta:editing-duration>PT1M2S</meta:editing-duration>
    <meta:editing-cycles>1</meta:editing-cycles>
    <meta:document-statistic meta:table-count="0" meta:image-count="0" meta:object-count="0" meta:page-count="1" meta:paragraph-count="1" meta:word-count="97" meta:character-count="701" meta:non-whitespace-character-count="594"/>
    <meta:generator>LibreOffice/7.5.3.2$Windows_X86_64 LibreOffice_project/9f56dff12ba03b9acd7730a5a481eea045e468f3</meta:generator>
  </office:meta>
</office:document-meta>
</file>